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Sans" svg:font-family="'Segoe Sans', 'Segoe UI', 'Segoe UI Web (West European)', apple-system, BlinkMacSystemFont, Roboto, 'Helvetica Neue', sans-serif"/>
  </office:font-face-decls>
  <office:automatic-styles>
    <style:style style:name="P1" style:family="paragraph" style:parent-style-name="Heading_20_1">
      <style:paragraph-properties fo:margin-left="0cm" fo:margin-right="0cm" fo:margin-top="0.344cm" fo:margin-bottom="0.079cm" style:contextual-spacing="false" style:line-height-at-least="1.058cm" fo:orphans="2" fo:widows="2" fo:text-indent="0cm" style:auto-text-indent="false"/>
      <style:text-properties fo:font-variant="normal" fo:text-transform="none" fo:color="#d6d6d6" loext:opacity="100%" style:font-name="Segoe Sans" fo:font-size="24pt" fo:letter-spacing="normal" fo:font-style="normal" fo:font-weight="normal" style:font-weight-asian="normal" style:font-weight-complex="normal"/>
    </style:style>
    <style:style style:name="P2" style:family="paragraph" style:parent-style-name="Text_20_body">
      <style:paragraph-properties fo:margin-left="0cm" fo:margin-right="0cm" fo:margin-top="0.212cm" fo:margin-bottom="0.106cm" style:contextual-spacing="false" fo:orphans="2" fo:widows="2" fo:text-indent="0cm" style:auto-text-indent="false"/>
      <style:text-properties fo:font-variant="normal" fo:text-transform="none" fo:color="#d6d6d6" loext:opacity="100%" style:font-name="Segoe Sans" fo:font-size="12pt" fo:letter-spacing="normal" fo:font-style="normal" fo:font-weight="normal" style:font-weight-asian="normal" style:font-weight-complex="normal"/>
    </style:style>
    <style:style style:name="P3" style:family="paragraph" style:parent-style-name="Heading_20_2">
      <style:paragraph-properties fo:margin-left="0cm" fo:margin-right="0cm" fo:margin-top="0.318cm" fo:margin-bottom="0.106cm" style:contextual-spacing="false" style:line-height-at-least="0.847cm" fo:orphans="2" fo:widows="2" fo:text-indent="0cm" style:auto-text-indent="false"/>
      <style:text-properties fo:font-variant="normal" fo:text-transform="none" fo:color="#d6d6d6" loext:opacity="100%" style:font-name="Segoe Sans" fo:font-size="18pt" fo:letter-spacing="normal" fo:font-style="normal" fo:font-weight="normal" style:font-weight-asian="normal" style:font-weight-complex="normal"/>
    </style:style>
    <style:style style:name="P4" style:family="paragraph" style:parent-style-name="Text_20_body">
      <style:paragraph-properties fo:margin-left="0cm" fo:margin-right="0cm" fo:margin-top="0.212cm" fo:margin-bottom="0.106cm" style:contextual-spacing="false" fo:orphans="2" fo:widows="2" fo:text-indent="0cm" style:auto-text-indent="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paragraph-properties fo:margin-left="0cm" fo:margin-right="0cm" fo:margin-top="0.344cm" fo:margin-bottom="0.079cm" style:contextual-spacing="false" style:line-height-at-least="1.058cm" fo:orphans="2" fo:widows="2" fo:text-indent="0cm" style:auto-text-indent="false"/>
      <style:text-properties fo:font-variant="normal" fo:text-transform="none" fo:color="#d6d6d6" loext:opacity="100%" style:font-name="Segoe Sans" fo:font-size="24pt" fo:letter-spacing="normal" fo:font-style="normal" fo:font-weight="normal"/>
    </style:style>
    <style:style style:name="P10" style:family="paragraph" style:parent-style-name="Text_20_body">
      <style:paragraph-properties fo:margin-left="0cm" fo:margin-right="0cm" fo:margin-top="0.212cm" fo:margin-bottom="0.106cm" style:contextual-spacing="false" fo:orphans="2" fo:widows="2" fo:text-indent="0cm" style:auto-text-indent="false"/>
      <style:text-properties fo:font-variant="normal" fo:text-transform="none" fo:color="#d6d6d6" loext:opacity="100%" style:font-name="Segoe Sans" fo:font-size="12pt" fo:letter-spacing="normal" fo:font-style="normal" fo:font-weight="normal"/>
    </style:style>
    <style:style style:name="P11" style:family="paragraph" style:parent-style-name="Heading_20_2">
      <style:paragraph-properties fo:margin-left="0cm" fo:margin-right="0cm" fo:margin-top="0.318cm" fo:margin-bottom="0.106cm" style:contextual-spacing="false" style:line-height-at-least="0.847cm" fo:orphans="2" fo:widows="2" fo:text-indent="0cm" style:auto-text-indent="false"/>
      <style:text-properties fo:font-variant="normal" fo:text-transform="none" fo:color="#d6d6d6" loext:opacity="100%" style:font-name="Segoe Sans" fo:font-size="18pt" fo:letter-spacing="normal" fo:font-style="normal" fo:font-weight="normal"/>
    </style:style>
    <style:style style:name="T1" style:family="text">
      <style:text-properties fo:font-variant="normal" fo:text-transform="none" fo:color="#d6d6d6" loext:opacity="100%" style:font-name="Segoe Sans" fo:font-size="12pt" fo:letter-spacing="normal" fo:font-style="normal" fo:font-weight="normal" style:font-weight-asian="normal" style:font-weight-complex="normal"/>
    </style:style>
    <style:style style:name="T2" style:family="text">
      <style:text-properties fo:font-variant="normal" fo:text-transform="none" fo:color="#d6d6d6" loext:opacity="100%" style:font-name="Segoe Sans" fo:font-size="12pt" fo:letter-spacing="normal" fo:font-style="normal" fo:font-weight="normal"/>
    </style:style>
    <style:style style:name="T3" style:family="text">
      <style:text-properties fo:font-variant="normal" fo:text-transform="none" fo:color="#d6d6d6" loext:opacity="100%" style:font-name="Segoe Sans" fo:font-size="12pt" fo:letter-spacing="normal" fo:font-style="normal"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ómo empezar a jugar tenis sin gastar demasiado</text:h>
      <text:p text:style-name="P2">El tenis es un deporte apasionante, completo y social, pero muchas personas lo ven como inaccesible por su aparente alto costo. Sin embargo, iniciarse en el tenis no tiene por qué significar una gran inversión. Con un enfoque inteligente y algunos trucos, es posible comenzar a jugar sin que tu bolsillo sufra. Este artículo te guía paso a paso para que empieces a disfrutar del tenis de forma económica y efectiva.</text:p>
      <text:h text:style-name="P3" text:outline-level="2">Lo esencial: raqueta, pelotas y calzado</text:h>
      <text:p text:style-name="P4"><text:span text:style-name="T1">Para dar tus primeros golpes, necesitas tres elementos básicos. La </text:span><text:span text:style-name="Strong_20_Emphasis"><text:span text:style-name="T1">raqueta</text:span></text:span><text:span text:style-name="T1"> es tu herramienta principal, y no hace falta que sea de última generación. Existen modelos para principiantes que ofrecen buen rendimiento a precios accesibles. Las </text:span><text:span text:style-name="Strong_20_Emphasis"><text:span text:style-name="T1">pelotas</text:span></text:span><text:span text:style-name="T1">, por su parte, pueden comprarse en packs económicos, y si estás empezando, las pelotas de baja presión (como las “stage 1” o “stage 2”) son ideales para aprender sin frustraciones. En cuanto al </text:span><text:span text:style-name="Strong_20_Emphasis"><text:span text:style-name="T1">calzado</text:span></text:span><text:span text:style-name="T1">, lo importante es que sea cómodo, con buena amortiguación y suela adecuada para no dañar las canchas. No necesitas zapatillas específicas de tenis al principio, pero sí evitar calzado que resbale o se desgaste rápido.</text:span></text:p>
      <text:h text:style-name="P3" text:outline-level="2">Alternativas económicas: segunda mano, alquiler y clubes</text:h>
      <text:p text:style-name="P4"><text:span text:style-name="T1">Una excelente forma de ahorrar es optar por </text:span><text:span text:style-name="Strong_20_Emphasis"><text:span text:style-name="T1">equipamiento de segunda mano</text:span></text:span><text:span text:style-name="T1">. Muchas tiendas deportivas, plataformas online y grupos locales ofrecen raquetas y accesorios en buen estado a precios reducidos. Otra opción es el </text:span><text:span text:style-name="Strong_20_Emphasis"><text:span text:style-name="T1">alquiler de raquetas</text:span></text:span><text:span text:style-name="T1">, disponible en algunos clubes o centros deportivos, ideal si aún estás explorando si el tenis es para ti. Además, muchos </text:span><text:span text:style-name="Strong_20_Emphasis"><text:span text:style-name="T1">clubes locales</text:span></text:span><text:span text:style-name="T1"> ofrecen tarifas especiales para principiantes, clases grupales o incluso jornadas gratuitas para probar el deporte. Investigar en tu zona puede abrirte puertas que no sabías que existían.</text:span></text:p>
      <text:h text:style-name="P3" text:outline-level="2">Clases grupales vs. particulares: ¿cuál elegir?</text:h>
      <text:p text:style-name="P4"><text:span text:style-name="T1">Aprender con un entrenador puede acelerar tu progreso, pero no todas las clases cuestan lo mismo. Las </text:span><text:span text:style-name="Strong_20_Emphasis"><text:span text:style-name="T1">clases grupales</text:span></text:span><text:span text:style-name="T1"> son más accesibles y tienen el beneficio adicional de permitirte conocer a otros jugadores. En cambio, las </text:span><text:span text:style-name="Strong_20_Emphasis"><text:span text:style-name="T1">clases particulares</text:span></text:span><text:span text:style-name="T1"> ofrecen atención personalizada, pero suelen ser más costosas. Una buena estrategia es combinar ambas: tomar algunas clases grupales para adquirir fundamentos y, si lo necesitas, invertir en una clase individual ocasional para corregir aspectos técnicos específicos.</text:span></text:p>
      <text:h text:style-name="P3" text:outline-level="2"><text:soft-page-break/>Canchas públicas y apps para encontrar rivales</text:h>
      <text:p text:style-name="P4"><text:span text:style-name="T1">No necesitas ser socio de un club exclusivo para jugar. Muchas ciudades cuentan con </text:span><text:span text:style-name="Strong_20_Emphasis"><text:span text:style-name="T1">canchas públicas</text:span></text:span><text:span text:style-name="T1"> gratuitas o de bajo costo. En España, por ejemplo, varios municipios ofrecen instalaciones abiertas al público. Además, existen </text:span><text:span text:style-name="Strong_20_Emphasis"><text:span text:style-name="T1">apps como Playtomic o Meetup</text:span></text:span><text:span text:style-name="T1">, que te permiten encontrar rivales de tu nivel, reservar pistas y organizar partidos. También puedes buscar grupos de tenis en redes sociales, donde se organizan encuentros informales y torneos amistosos.</text:span></text:p>
      <text:h text:style-name="P3" text:outline-level="2">Mejorar sin gastar: YouTube, muros y sparring</text:h>
      <text:p text:style-name="P4"><text:span text:style-name="T1">No tener entrenador no significa que no puedas mejorar. Internet está lleno de </text:span><text:span text:style-name="Strong_20_Emphasis"><text:span text:style-name="T1">tutoriales gratuitos en YouTube</text:span></text:span><text:span text:style-name="T1">, donde entrenadores y jugadores comparten consejos sobre técnica, táctica y preparación física. Practicar contra un </text:span><text:span text:style-name="Strong_20_Emphasis"><text:span text:style-name="T1">muro</text:span></text:span><text:span text:style-name="T1"> es una forma excelente de mejorar tu consistencia, reflejos y control de la pelota. Y si tienes amigos que también están empezando, organizar sesiones de </text:span><text:span text:style-name="Strong_20_Emphasis"><text:span text:style-name="T1">sparring</text:span></text:span><text:span text:style-name="T1"> es una manera divertida y efectiva de progresar juntos.</text:span></text:p>
      <text:h text:style-name="P3" text:outline-level="2">Reflexión final: el tenis es más accesible de lo que parece</text:h>
      <text:p text:style-name="P2">El tenis puede parecer un deporte elitista, pero en realidad está al alcance de todos. Con creatividad, recursos gratuitos y una actitud abierta, puedes empezar a jugar sin grandes gastos. Lo importante es dar el primer paso, disfrutar del proceso y recordar que cada golpe te acerca a convertirte en un mejor jugador. El tenis no es solo técnica y equipamiento: es pasión, constancia y comunidad. Así que no lo dudes, ¡la cancha te espera</text:p>
      <text:p text:style-name="P5"/>
      <text:p text:style-name="Horizontal_20_Line"/>
      <text:h text:style-name="Heading_20_3" text:outline-level="3">3. <text:span text:style-name="Strong_20_Emphasis">El auge del tenis femenino: más visibilidad, más espectáculo</text:span></text:h>
      <text:p text:style-name="Text_20_body"><text:span text:style-name="Strong_20_Emphasis">Enfoque:</text:span> Analizar el crecimiento del tenis femenino en la última década.<text:line-break/><text:span text:style-name="Strong_20_Emphasis">Esquema:</text:span></text:p>
      <text:list text:style-name="L1">
        <text:list-item>
          <text:p text:style-name="P6">Pioneras históricas: Billie Jean King, Navratilova, Graf.</text:p>
        </text:list-item>
        <text:list-item>
          <text:p text:style-name="P6">Figuras actuales: Serena, Osaka, Swiatek, Gauff.</text:p>
        </text:list-item>
        <text:list-item>
          <text:p text:style-name="P6">Igualdad de premios y derechos.</text:p>
        </text:list-item>
        <text:list-item>
          <text:p text:style-name="P6">El aumento de audiencias en Grand Slams y WTA.</text:p>
        </text:list-item>
        <text:list-item>
          <text:p text:style-name="P6">El futuro: ¿más equilibrio con el tenis masculino?</text:p>
        </text:list-item>
        <text:list-item>
          <text:p text:style-name="P6">Conclusión inspiradora sobre el progreso.</text:p>
        </text:list-item>
      </text:list>
      <text:p text:style-name="Horizontal_20_Line"/>
      <text:h text:style-name="Heading_20_3" text:outline-level="3"><text:soft-page-break/>4. <text:span text:style-name="Strong_20_Emphasis">Cómo empezar a jugar tenis sin gastar demasiado</text:span></text:h>
      <text:p text:style-name="Text_20_body"><text:span text:style-name="Strong_20_Emphasis">Enfoque:</text:span> Artículo práctico para principiantes que quieren adentrarse en el tenis sin invertir demasiado dinero.<text:line-break/><text:span text:style-name="Strong_20_Emphasis">Esquema:</text:span></text:p>
      <text:list text:style-name="L2">
        <text:list-item>
          <text:p text:style-name="P7">Equipo básico: raqueta, pelotas, calzado.</text:p>
        </text:list-item>
        <text:list-item>
          <text:p text:style-name="P7">Opciones económicas: segunda mano, alquiler, clubes locales.</text:p>
        </text:list-item>
        <text:list-item>
          <text:p text:style-name="P7">Clases grupales vs. particulares.</text:p>
        </text:list-item>
        <text:list-item>
          <text:p text:style-name="P7">Uso de canchas públicas y apps para encontrar rivales.</text:p>
        </text:list-item>
        <text:list-item>
          <text:p text:style-name="P7">Trucos para mejorar sin entrenador costoso (YouTube, sparring, muros).</text:p>
        </text:list-item>
        <text:list-item>
          <text:p text:style-name="P7">Conclusión motivacional: tenis accesible para todos.</text:p>
        </text:list-item>
      </text:list>
      <text:p text:style-name="Horizontal_20_Line"/>
      <text:h text:style-name="Heading_20_3" text:outline-level="3">5. <text:span text:style-name="Strong_20_Emphasis">Los partidos más memorables de la historia del tenis</text:span></text:h>
      <text:p text:style-name="Text_20_body"><text:span text:style-name="Strong_20_Emphasis">Enfoque:</text:span> Recopilar encuentros épicos que marcaron un antes y un después.<text:line-break/><text:span text:style-name="Strong_20_Emphasis">Esquema:</text:span></text:p>
      <text:list text:style-name="L3">
        <text:list-item>
          <text:p text:style-name="P8">Borg vs. McEnroe (Wimbledon 1980).</text:p>
        </text:list-item>
        <text:list-item>
          <text:p text:style-name="P8">Nadal vs. Federer (Wimbledon 2008).</text:p>
        </text:list-item>
        <text:list-item>
          <text:p text:style-name="P8">Djokovic vs. Nadal (Australia 2012).</text:p>
        </text:list-item>
        <text:list-item>
          <text:p text:style-name="P8">Serena vs. Venus en finales de Grand Slam.</text:p>
        </text:list-item>
        <text:list-item>
          <text:p text:style-name="P8">Lo que estos partidos enseñan sobre resistencia, táctica y mentalidad.</text:p>
        </text:list-item>
        <text:list-item>
          <text:p text:style-name="P8">Cierre: por qué estos momentos hacen al tenis único.</text:p>
        </text:list-item>
      </text:list>
      <text:p text:style-name="Text_20_body"/>
      <text:h text:style-name="P9" text:outline-level="1">Los partidos más memorables de la historia del tenis</text:h>
      <text:p text:style-name="P10">El tenis ha sido testigo de batallas épicas que han trascendido el deporte para convertirse en momentos icónicos de la cultura popular. Más allá de los trofeos y los récords, hay encuentros que marcaron un antes y un después, redefiniendo lo que significa competir al más alto nivel. Estos partidos no solo ofrecieron espectáculo, sino que enseñaron lecciones profundas sobre resistencia, táctica y mentalidad.</text:p>
      <text:h text:style-name="P11" text:outline-level="2">Borg vs. McEnroe: Wimbledon 1980</text:h>
      <text:p text:style-name="P4"><text:span text:style-name="T2">Considerado por muchos como el primer gran clásico moderno, el duelo entre </text:span><text:span text:style-name="Strong_20_Emphasis"><text:span text:style-name="T3">Björn Borg y John McEnroe</text:span></text:span><text:span text:style-name="T2"> en la final de Wimbledon 1980 fue una confrontación de estilos y </text:span><text:soft-page-break/><text:span text:style-name="T2">personalidades. Borg, el “hombre de hielo”, contra McEnroe, el rebelde emocional. El cuarto set, con un </text:span><text:span text:style-name="Strong_20_Emphasis"><text:span text:style-name="T3">tie-break de 18-16</text:span></text:span><text:span text:style-name="T2">, es uno de los más intensos jamás jugados. Aunque McEnroe ganó ese set, Borg se llevó el partido en cinco sets, consolidando su leyenda. Fue un choque que mostró cómo la calma y la agresividad pueden coexistir en una batalla inolvidable.</text:span></text:p>
      <text:h text:style-name="P11" text:outline-level="2">Nadal vs. Federer: Wimbledon 2008</text:h>
      <text:p text:style-name="P4"><text:span text:style-name="T2">Si hay un partido que se menciona como el mejor de todos los tiempos, es este. La final de Wimbledon 2008 entre </text:span><text:span text:style-name="Strong_20_Emphasis"><text:span text:style-name="T3">Rafael Nadal y Roger Federer</text:span></text:span><text:span text:style-name="T2"> fue una guerra de casi cinco horas, interrumpida por la lluvia y marcada por una tensión constante. Nadal ganó en cinco sets, en una batalla que combinó técnica, fuerza mental y drama cinematográfico. El contraste entre el juego elegante de Federer y la intensidad física de Nadal hizo que cada punto fuera una obra de arte. Fue el momento en que Nadal se consagró como algo más que un especialista en tierra batida.</text:span></text:p>
      <text:h text:style-name="P11" text:outline-level="2">Djokovic vs. Nadal: Australia 2012</text:h>
      <text:p text:style-name="P4"><text:span text:style-name="T2">En el Abierto de Australia 2012, </text:span><text:span text:style-name="Strong_20_Emphasis"><text:span text:style-name="T3">Novak Djokovic y Rafael Nadal</text:span></text:span><text:span text:style-name="T2"> protagonizaron el partido más largo en la historia de las finales de Grand Slam: </text:span><text:span text:style-name="Strong_20_Emphasis"><text:span text:style-name="T3">5 horas y 53 minutos</text:span></text:span><text:span text:style-name="T2"> de pura resistencia. Fue una demostración brutal de condición física, fortaleza mental y capacidad táctica. Djokovic terminó ganando, pero ambos jugadores salieron engrandecidos. Este encuentro redefinió los límites del cuerpo humano en el tenis profesional y dejó claro que la preparación física es tan importante como el talento.</text:span></text:p>
      <text:h text:style-name="P11" text:outline-level="2">Serena vs. Venus: Rivalidad entre hermanas</text:h>
      <text:p text:style-name="P4"><text:span text:style-name="T2">La historia del tenis femenino no estaría completa sin mencionar los enfrentamientos entre </text:span><text:span text:style-name="Strong_20_Emphasis"><text:span text:style-name="T3">Serena y Venus Williams</text:span></text:span><text:span text:style-name="T2">. Aunque su rivalidad fue menos frecuente que otras, sus duelos en finales de Grand Slam, como Wimbledon 2002 y 2003, fueron intensos y emocionalmente complejos. Más allá del juego, lo que impactó fue ver a dos hermanas compitiendo al más alto nivel, elevando el tenis femenino y rompiendo barreras sociales. Serena, con su poder y mentalidad ganadora, y Venus, con su elegancia y determinación, ofrecieron al mundo una rivalidad única y profundamente humana.</text:span></text:p>
      <text:h text:style-name="P11" text:outline-level="2">Lo que estos partidos enseñan</text:h>
      <text:p text:style-name="P4"><text:span text:style-name="T2">Cada uno de estos encuentros dejó lecciones valiosas. La </text:span><text:span text:style-name="Strong_20_Emphasis"><text:span text:style-name="T3">resistencia física</text:span></text:span><text:span text:style-name="T2"> y mental es clave en partidos largos y exigentes. La </text:span><text:span text:style-name="Strong_20_Emphasis"><text:span text:style-name="T3">táctica</text:span></text:span><text:span text:style-name="T2"> —saber cuándo atacar, cuándo defender, cómo adaptarse al rival— marca la diferencia en momentos críticos. Y la </text:span><text:span text:style-name="Strong_20_Emphasis"><text:span text:style-name="T3">mentalidad</text:span></text:span><text:span text:style-name="T2"> es el factor invisible que sostiene a los campeones: la capacidad de mantenerse firme bajo </text:span><text:soft-page-break/><text:span text:style-name="T2">presión, de reinventarse tras cada punto, de no rendirse nunca. Estos partidos son ejemplos vivos de lo que significa competir con el corazón y la mente.</text:span></text:p>
      <text:h text:style-name="P11" text:outline-level="2">Reflexión final: el tenis como espejo de la grandeza</text:h>
      <text:p text:style-name="P10">El tenis tiene una magia especial: cada partido es una historia, cada punto una decisión, cada jugador un universo. Los encuentros memorables no solo nos entretienen, nos inspiran. Nos muestran que la grandeza no se mide solo en títulos, sino en la forma en que se lucha. Por eso, el tenis sigue siendo único: porque en cada duelo épico, vemos reflejada la esencia misma del espíritu humano.</text:p>
      <text:p text:style-name="Text_20_body"><text:lin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Sans" svg:font-family="'Segoe Sans', 'Segoe UI', 'Segoe UI Web (West European)', apple-system, BlinkMacSystemFont, Robot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6T12:06:43.472838000</meta:creation-date>
    <dc:date>2025-08-27T11:05:38.175508400</dc:date>
    <meta:editing-duration>PT2H26M20S</meta:editing-duration>
    <meta:editing-cycles>5</meta:editing-cycles>
    <meta:generator>LibreOffice/25.2.5.2$Windows_X86_64 LibreOffice_project/03d19516eb2e1dd5d4ccd751a0d6f35f35e08022</meta:generator>
    <meta:document-statistic meta:table-count="0" meta:image-count="0" meta:object-count="0" meta:page-count="5" meta:paragraph-count="53" meta:word-count="1423" meta:character-count="8898" meta:non-whitespace-character-count="7544"/>
  </office:meta>
</office:document-meta>
</file>